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1dfe3" officeooo:paragraph-rsid="0011dfe3"/>
    </style:style>
    <style:style style:name="P3" style:family="paragraph" style:parent-style-name="Standard">
      <style:text-properties officeooo:rsid="00133c72" officeooo:paragraph-rsid="00133c72"/>
    </style:style>
    <style:style style:name="P4" style:family="paragraph" style:parent-style-name="Standard">
      <style:text-properties officeooo:rsid="00133d99" officeooo:paragraph-rsid="00133d99"/>
    </style:style>
    <style:style style:name="P5" style:family="paragraph" style:parent-style-name="Standard">
      <style:text-properties officeooo:rsid="00133d99" officeooo:paragraph-rsid="00164aa4"/>
    </style:style>
    <style:style style:name="P6" style:family="paragraph" style:parent-style-name="Standard">
      <style:text-properties officeooo:paragraph-rsid="00164aa4"/>
    </style:style>
    <style:style style:name="P7" style:family="paragraph" style:parent-style-name="Standard">
      <style:text-properties officeooo:rsid="00133d99" officeooo:paragraph-rsid="0017e04f"/>
    </style:style>
    <style:style style:name="P8" style:family="paragraph" style:parent-style-name="Standard">
      <style:text-properties officeooo:rsid="00133d99" officeooo:paragraph-rsid="00191aef"/>
    </style:style>
    <style:style style:name="T1" style:family="text">
      <style:text-properties fo:language="ru" fo:country="RU" officeooo:rsid="00164aa4"/>
    </style:style>
    <style:style style:name="T2" style:family="text">
      <style:text-properties fo:language="ru" fo:country="RU" officeooo:rsid="0017e04f"/>
    </style:style>
    <style:style style:name="T3" style:family="text">
      <style:text-properties fo:language="ru" fo:country="RU" officeooo:rsid="00191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Скачать образ с <text:a xlink:type="simple" xlink:href="https://www.raspberrypi.org/downloads/raspbian/" text:style-name="Internet_20_link" text:visited-style-name="Visited_20_Internet_20_Link">https://www.raspberrypi.org/downloads/raspbian/</text:a></text:p>
      <text:p text:style-name="P2">2. Накатить образ</text:p>
      <text:p text:style-name="P2"/>
      <text:p text:style-name="P2">в Linux:</text:p>
      <text:p text:style-name="P2">- вставить флешку</text:p>
      <text:p text:style-name="P2">- выполнить df -h</text:p>
      <text:p text:style-name="P2">последняя строка является флешкой, например</text:p>
      <text:p text:style-name="P2">/dev/sdd1 <text:s text:c="16"/>7,4G <text:s text:c="8"/>998M <text:s/>6,5G <text:s text:c="10"/>14% /run/media/rohanion/FFE2-300D</text:p>
      <text:p text:style-name="P2"/>
      <text:p text:style-name="P2">выполнить</text:p>
      <text:p text:style-name="P2">umount /dev/sdd1 (подставить свое значение)</text:p>
      <text:p text:style-name="P2"/>
      <text:p text:style-name="P2">dd if=/путь/до/образа/из/пункта/1 of=/dev/sdd </text:p>
      <text:p text:style-name="P2"/>
      <text:p text:style-name="P2">sync</text:p>
      <text:p text:style-name="P2"/>
      <text:p text:style-name="P2">вытащить флешку</text:p>
      <text:p text:style-name="P2"/>
      <text:p text:style-name="P2">3. На самой плате включить SSH и графическую оболочку в меню первоначальной установки</text:p>
      <text:p text:style-name="P2">4. Сменить пароль юзера pi</text:p>
      <text:p text:style-name="P2">5. воткнуться в локальную сеть</text:p>
      <text:p text:style-name="P2">6. зайти на плату по ssh</text:p>
      <text:p text:style-name="P2"/>
      <text:p text:style-name="P2">ssh -l pi 192.168.97.12 (подставить нужный IP)</text:p>
      <text:p text:style-name="P2"/>
      <text:p text:style-name="P3">7. распаковать архив из CD с драйверами</text:p>
      <text:p text:style-name="P3">8. Скопировать директории Driver и Software на плату, допустим, в /home/pi</text:p>
      <text:p text:style-name="P3">9. На плате перейти в режим суперюзера</text:p>
      <text:p text:style-name="P3"/>
      <text:p text:style-name="P3">sudo -i</text:p>
      <text:p text:style-name="P3">cd /home/pi/Driver</text:p>
      <text:p text:style-name="P3">chmod +x LCD7-USB-CAP-show </text:p>
      <text:p text:style-name="P3">./LCD7-USB-CAP-show</text:p>
      <text:p text:style-name="P3"/>
      <text:p text:style-name="P4">10. выполнить инструкции из файла touchscreen.odt</text:p>
      <text:p text:style-name="P4"/>
      <text:p text:style-name="P4">11. <text:span text:style-name="Source_20_Text"><text:span text:style-name="T1">выполнить</text:span></text:span></text:p>
      <text:p text:style-name="P4"><text:span text:style-name="Source_20_Text"><text:span text:style-name="T1"/></text:span></text:p>
      <text:p text:style-name="P5"><text:span text:style-name="Source_20_Text"><text:span text:style-name="T1">apt-get install fbi</text:span></text:span></text:p>
      <text:p text:style-name="P5"><text:span text:style-name="Source_20_Text"><text:span text:style-name="T1"/></text:span></text:p>
      <text:p text:style-name="P5"><text:span text:style-name="Source_20_Text"><text:span text:style-name="T1">скопировать картинку в формате PNG в файл /etc/splash.png</text:span></text:span></text:p>
      <text:p text:style-name="P5"><text:span text:style-name="Source_20_Text"><text:span text:style-name="T1"/></text:span></text:p>
      <text:p text:style-name="P5"><text:span text:style-name="Source_20_Text"><text:span text:style-name="T1">скопировать файл asplashscreen в директорию /etc/init.d</text:span></text:span></text:p>
      <text:p text:style-name="P5"><text:span text:style-name="Source_20_Text"><text:span text:style-name="T1"/></text:span></text:p>
      <text:p text:style-name="P5"><text:span text:style-name="Source_20_Text"><text:span text:style-name="T1">выполнить</text:span></text:span></text:p>
      <text:p text:style-name="P6"><text:span text:style-name="Source_20_Text"><text:span text:style-name="T1">sudo chmod a+x /etc/init.d/asplashscreen</text:span></text:span></text:p>
      <text:p text:style-name="P1"><text:span text:style-name="Source_20_Text">sudo insserv /etc/init.d/asplashscreen</text:span></text:p>
      <text:p text:style-name="P7"><text:span text:style-name="Source_20_Text"><text:span text:style-name="T2">в файл /boot/cmdline.txt добавить опции loglevel=0 logo.nologo</text:span></text:span></text:p>
      <text:p text:style-name="P7"><text:span text:style-name="Source_20_Text"><text:span text:style-name="T2"/></text:span></text:p>
      <text:p text:style-name="P8"><text:span text:style-name="Source_20_Text"><text:span text:style-name="T3">в файл /home/pi/.config/lxsession/LXDE-pi/autostart @chromium --kiosk ya.r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8:47:37.869738258</meta:creation-date>
    <dc:date>2015-11-02T16:49:10.587958176</dc:date>
    <meta:editing-duration>PT3H4M5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1" meta:paragraph-count="34" meta:word-count="156" meta:character-count="1228" meta:non-whitespace-character-count="1070"/>
  </office:meta>
</office:document-meta>
</file>